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text-properties fo:language="es" fo:country="ES"/>
    </style:style>
    <style:style style:name="P2" style:family="paragraph" style:parent-style-name="Standard">
      <style:paragraph-properties fo:margin-left="1.27cm" fo:margin-right="0cm" fo:line-height="115%" fo:text-indent="-0.635cm" style:auto-text-indent="false" fo:break-before="auto" fo:break-after="auto" style:writing-mode="lr-tb"/>
      <style:text-properties fo:language="es" fo:country="ES"/>
    </style:style>
    <style:style style:name="P3" style:family="paragraph" style:parent-style-name="Title" style:master-page-name="Standard">
      <style:paragraph-properties fo:margin-top="0cm" fo:margin-bottom="0.353cm" loext:contextual-spacing="false" fo:line-height="115%" style:page-number="auto" fo:break-before="auto" fo:break-after="auto" style:writing-mode="lr-tb"/>
      <style:text-properties fo:language="es" fo:country="ES"/>
    </style:style>
    <style:style style:name="P4" style:family="paragraph" style:parent-style-name="Standard" style:master-page-name="Standard">
      <style:paragraph-properties fo:line-height="115%" style:page-number="auto" fo:break-before="auto" fo:break-after="auto" style:writing-mode="lr-tb"/>
      <style:text-properties fo:color="#666666" fo:language="es" fo:country="ES"/>
    </style:style>
    <style:style style:name="P5" style:family="paragraph" style:parent-style-name="Standard" style:list-style-name="LS1">
      <style:paragraph-properties fo:margin-top="0cm" fo:margin-bottom="0cm" loext:contextual-spacing="false" fo:line-height="115%" fo:break-before="auto" fo:break-after="auto" style:writing-mode="lr-tb"/>
      <style:text-properties fo:language="es" fo:country="ES"/>
    </style:style>
    <style:style style:name="P6" style:family="paragraph" style:parent-style-name="Standard" style:list-style-name="LS1">
      <style:paragraph-properties fo:margin-top="0cm" fo:margin-bottom="0cm" loext:contextual-spacing="false" fo:line-height="115%" fo:break-before="auto" fo:break-after="auto" style:writing-mode="lr-tb"/>
      <style:text-properties fo:language="es" fo:country="ES" officeooo:paragraph-rsid="00172cb7"/>
    </style:style>
    <style:style style:name="P7" style:family="paragraph" style:parent-style-name="Standard" style:list-style-name="LS1">
      <style:paragraph-properties fo:margin-top="0cm" fo:margin-bottom="0cm" loext:contextual-spacing="false" fo:line-height="115%" fo:break-before="auto" fo:break-after="auto" style:writing-mode="lr-tb"/>
      <style:text-properties officeooo:paragraph-rsid="0019e6f0"/>
    </style:style>
    <style:style style:name="P8" style:family="paragraph" style:parent-style-name="Standard" style:list-style-name="LS1">
      <style:paragraph-properties fo:margin-top="0cm" fo:margin-bottom="0cm" loext:contextual-spacing="false" fo:line-height="115%" style:writing-mode="lr-tb"/>
      <style:text-properties fo:language="es" fo:country="ES" officeooo:paragraph-rsid="00172cb7"/>
    </style:style>
    <style:style style:name="P9" style:family="paragraph" style:parent-style-name="Standard" style:list-style-name="LS1">
      <style:paragraph-properties fo:margin-top="0cm" fo:margin-bottom="0cm" loext:contextual-spacing="false" fo:line-height="115%" style:writing-mode="lr-tb"/>
      <style:text-properties fo:language="es" fo:country="ES" officeooo:rsid="00172cb7" officeooo:paragraph-rsid="00172cb7"/>
    </style:style>
    <style:style style:name="P10" style:family="paragraph" style:parent-style-name="Standard" style:list-style-name="LS1">
      <style:paragraph-properties fo:margin-top="0cm" fo:margin-bottom="0cm" loext:contextual-spacing="false" fo:line-height="115%" style:writing-mode="lr-tb"/>
      <style:text-properties fo:color="#0000ff" fo:language="es" fo:country="ES" officeooo:rsid="00172cb7" officeooo:paragraph-rsid="00172cb7"/>
    </style:style>
    <style:style style:name="P11" style:family="paragraph" style:parent-style-name="Standard" style:list-style-name="LS1">
      <style:paragraph-properties fo:margin-top="0cm" fo:margin-bottom="0cm" loext:contextual-spacing="false" fo:line-height="115%" style:writing-mode="lr-tb"/>
      <style:text-properties fo:color="#3333ff" fo:language="es" fo:country="ES" officeooo:paragraph-rsid="00172cb7"/>
    </style:style>
    <style:style style:name="P12" style:family="paragraph" style:parent-style-name="Standard" style:list-style-name="LS1">
      <style:paragraph-properties fo:margin-top="0cm" fo:margin-bottom="0cm" loext:contextual-spacing="false" fo:line-height="115%" style:writing-mode="lr-tb"/>
      <style:text-properties fo:color="#3333ff" fo:language="es" fo:country="ES" officeooo:rsid="001a9328" officeooo:paragraph-rsid="001a9328"/>
    </style:style>
    <style:style style:name="P13" style:family="paragraph" style:parent-style-name="Standard" style:list-style-name="LS1">
      <style:paragraph-properties fo:margin-top="0cm" fo:margin-bottom="0cm" loext:contextual-spacing="false" fo:line-height="115%" style:writing-mode="lr-tb"/>
      <style:text-properties fo:color="#3333ff" fo:language="es" fo:country="ES" officeooo:rsid="001e125c" officeooo:paragraph-rsid="001e125c"/>
    </style:style>
    <style:style style:name="P14" style:family="paragraph" style:parent-style-name="Standard" style:list-style-name="LS1">
      <style:paragraph-properties fo:margin-top="0cm" fo:margin-bottom="0cm" loext:contextual-spacing="false" fo:line-height="115%" style:writing-mode="lr-tb"/>
      <style:text-properties fo:color="#3333ff" fo:language="es" fo:country="ES" officeooo:rsid="001fb5d2" officeooo:paragraph-rsid="001fb5d2"/>
    </style:style>
    <style:style style:name="P15" style:family="paragraph" style:parent-style-name="Standard">
      <style:paragraph-properties fo:line-height="115%" style:writing-mode="lr-tb"/>
      <style:text-properties fo:color="#3333ff" fo:language="es" fo:country="ES"/>
    </style:style>
    <style:style style:name="P16" style:family="paragraph" style:parent-style-name="Standard" style:master-page-name="">
      <loext:graphic-properties draw:fill="none"/>
      <style:paragraph-properties fo:margin-left="1.3cm" fo:margin-right="0cm" fo:margin-top="0cm" fo:margin-bottom="0cm" loext:contextual-spacing="false" fo:line-height="115%" fo:text-align="start" style:justify-single-word="false" fo:orphans="2" fo:widows="2" fo:text-indent="0cm" style:auto-text-indent="false" style:page-number="auto" fo:break-before="auto" fo:break-after="auto" fo:background-color="transparent" style:writing-mode="lr-tb"/>
      <style:text-properties fo:color="#3333ff" fo:language="es" fo:country="ES"/>
    </style:style>
    <style:style style:name="P17" style:family="paragraph" style:parent-style-name="Standard" style:master-page-name="">
      <loext:graphic-properties draw:fill="none"/>
      <style:paragraph-properties fo:margin-left="1.3cm" fo:margin-right="0cm" fo:margin-top="0cm" fo:margin-bottom="0cm" loext:contextual-spacing="false" fo:line-height="115%" fo:text-align="start" style:justify-single-word="false" fo:orphans="2" fo:widows="2" fo:text-indent="0cm" style:auto-text-indent="false" style:page-number="auto" fo:break-before="auto" fo:break-after="auto" fo:background-color="transparent" style:writing-mode="lr-tb"/>
      <style:text-properties fo:color="#3333ff" fo:language="es" fo:country="ES" officeooo:paragraph-rsid="0024e278"/>
    </style:style>
    <style:style style:name="P18" style:family="paragraph" style:parent-style-name="Standard">
      <loext:graphic-properties draw:fill="none"/>
      <style:paragraph-properties fo:margin-left="1.3cm" fo:margin-right="0cm" fo:margin-top="0cm" fo:margin-bottom="0cm" loext:contextual-spacing="false" fo:line-height="115%" fo:text-align="start" style:justify-single-word="false" fo:orphans="2" fo:widows="2" fo:text-indent="0cm" style:auto-text-indent="false" fo:background-color="transparent" style:writing-mode="lr-tb"/>
      <style:text-properties fo:color="#3333ff" fo:language="es" fo:country="ES" officeooo:paragraph-rsid="0024e278"/>
    </style:style>
    <style:style style:name="P19" style:family="paragraph" style:parent-style-name="Standard">
      <loext:graphic-properties draw:fill="none"/>
      <style:paragraph-properties fo:margin-left="1.3cm" fo:margin-right="0cm" fo:margin-top="0cm" fo:margin-bottom="0cm" loext:contextual-spacing="false" fo:line-height="115%" fo:text-align="start" style:justify-single-word="false" fo:orphans="2" fo:widows="2" fo:text-indent="0cm" style:auto-text-indent="false" fo:background-color="transparent" style:writing-mode="lr-tb"/>
      <style:text-properties fo:color="#3333ff" fo:language="es" fo:country="ES" officeooo:rsid="0026b7a7" officeooo:paragraph-rsid="0026b7a7"/>
    </style:style>
    <style:style style:name="T1" style:family="text">
      <style:text-properties fo:language="es" fo:country="ES"/>
    </style:style>
    <style:style style:name="T2" style:family="text">
      <style:text-properties fo:color="#0000ff" officeooo:rsid="001f0899"/>
    </style:style>
    <style:style style:name="T3" style:family="text">
      <style:text-properties officeooo:rsid="00172cb7"/>
    </style:style>
    <style:style style:name="T4" style:family="text">
      <style:text-properties officeooo:rsid="001f0899"/>
    </style:style>
    <style:style style:name="T5" style:family="text">
      <style:text-properties officeooo:rsid="002098f2"/>
    </style:style>
    <style:style style:name="T6" style:family="text">
      <style:text-properties fo:color="#3333ff" officeooo:rsid="002363a1"/>
    </style:style>
    <style:style style:name="T7" style:family="text">
      <style:text-properties officeooo:rsid="0024e278"/>
    </style:style>
    <style:style style:name="T8" style:family="text">
      <style:text-properties fo:background-color="#ffff00" loext:char-shading-value="0"/>
    </style:style>
    <style:style style:name="T9" style:family="text">
      <style:text-properties officeooo:rsid="0024e278" fo:background-color="#ffff00" loext:char-shading-value="0"/>
    </style:style>
    <style:style style:name="T10" style:family="text">
      <style:text-properties fo:background-color="#ffff00" loext:char-shading-value="0"/>
    </style:style>
    <style:style style:name="T11" style:family="text">
      <style:text-properties officeooo:rsid="0026b7a7"/>
    </style:style>
    <style:style style:name="T12" style:family="text">
      <style:text-properties officeooo:rsid="002721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h.9pbntgomkkp9"/>A1.1. Introducció als ERPs</text:p>
      <text:p text:style-name="P1">Consulta a Internet les següents qüestions. Respon a cada pregunta amb les teves pròpies paraules, indicant les pàgines consultades a sota de cada resposta.</text:p>
      <text:p text:style-name="P1"/>
      <text:list xml:id="list3626288647081399714" text:style-name="LS1">
        <text:list-item>
          <text:p text:style-name="P6">Què signifiquen les sigles ERP (en anglès i català o castellà)? Què és un ERP?</text:p>
          <text:p text:style-name="P8"><text:span text:style-name="T2">Enterprise Resource Planning</text:span><text:span text:style-name="T4"> </text:span></text:p>
        </text:list-item>
      </text:list>
      <text:p text:style-name="P1"/>
      <text:list xml:id="list165533832800340" text:continue-numbering="true" text:style-name="LS1">
        <text:list-item>
          <text:p text:style-name="P5">És el mateix un ERP que una aplicació de gestió? </text:p>
          <text:p text:style-name="P10">No por que el ERP esta desarrollado para simplificar el flujo de toda la información de los diversos departamentos de la empresa en una única base de datos en cambio las aplicaciones de gestión funcionan para una ámbito especifico.</text:p>
          <text:p text:style-name="P9"/>
        </text:list-item>
        <text:list-item>
          <text:p text:style-name="P5">Enumera els avantatges i desavantatges que té un ERP en comparació a una aplicació de gestió.</text:p>
          <text:p text:style-name="P11"><text:span text:style-name="T3"><text:s/>El ERP solo tienen que guardar los datos una sola vez, esto evita que haya repetición de información, todos los sectores están conectados esto permite tomar decicione en un momento que la empresa lo requiera etc.</text:span></text:p>
          <text:p text:style-name="P12">ERP tiene mantenimiento por la empresa que lo distribuye a sus clientes, </text:p>
        </text:list-item>
        <text:list-item>
          <text:p text:style-name="P7"><text:span text:style-name="T1">Consulta la pàgina</text:span><text:a xlink:type="simple" xlink:href="http://es.wikipedia.org/wiki/Computación_en_nube" text:style-name="Internet_20_link" text:visited-style-name="Visited_20_Internet_20_Link"><text:span text:style-name="T1"> </text:span></text:a><text:a xlink:type="simple" xlink:href="http://es.wikipedia.org/wiki/Computación_en_nube" text:style-name="Internet_20_link" text:visited-style-name="Visited_20_Internet_20_Link">Wikipèdia</text:a><text:a xlink:type="simple" xlink:href="http://es.wikipedia.org/wiki/Computación_en_nube" text:style-name="Internet_20_link" text:visited-style-name="Visited_20_Internet_20_Link"> – </text:a><text:a xlink:type="simple" xlink:href="http://es.wikipedia.org/wiki/Computación_en_nube" text:style-name="Internet_20_link" text:visited-style-name="Visited_20_Internet_20_Link">CloudComputing</text:a><text:span text:style-name="T1"> i explica en què consisteix. Explica les diferències entre els tipus de cloudcomputing</text:span></text:p>
          <text:p text:style-name="P13">CloudComputing es un sistema de prestación de servicios online(Utilizando internet), ofrece un catálogo de servicios estandarizados para responder a las necesidades que requiera el cliente.</text:p>
          <text:p text:style-name="P14">Entre los tipos podemos encontrar: nube pública, nube privada, nu<text:span text:style-name="T5">b</text:span>e híbrida, <text:span text:style-name="T11">Nube Comunitaria.</text:span></text:p>
        </text:list-item>
      </text:list>
      <text:p text:style-name="P16"><text:span text:style-name="T9">Nube Pública:</text:span><text:span text:style-name="T7"> Es una nube mantenida y gestionada por terceras personas no vinculadas con la organización, Todos los datos de diversos clientes se mezclan en diversos servidores en general no es muy seguro, el acceso a los servidores sólo se ofrece de manera remota(Internet).</text:span></text:p>
      <text:p text:style-name="P17"><text:span text:style-name="T9">Nube Privada:</text:span><text:span text:style-name="T7"> Ofrece una alta protección de datos y ediciones a nivel de servicio,al contrario que las nubes públicas estas están gestionadas para un solo cliente que tiene control total de la ejecución de las aplicaciones, del acceso.</text:span></text:p>
      <text:p text:style-name="P18"><text:span text:style-name="T7">En conclusión son propietarios del servidor, la red y disco, esto le da la ventaja de mantener su información de manera privada.</text:span></text:p>
      <text:p text:style-name="P19"><text:span text:style-name="T10">Nube Híbridas:</text:span> <text:span text:style-name="T12">Es una combinación del modelo público y privado </text:span></text:p>
      <text:p text:style-name="P15"><text:tab/></text:p>
      <text:list xml:id="list165534507218949" text:continue-numbering="true" text:style-name="LS1">
        <text:list-item>
          <text:p text:style-name="P5">Quines modalitats d'ús d'ERPs existeixen?</text:p>
        </text:list-item>
      </text:list>
      <text:p text:style-name="P1"><text:tab/></text:p>
      <text:list xml:id="list165533068853631" text:continue-numbering="true" text:style-name="LS1">
        <text:list-item>
          <text:p text:style-name="P5">Explica les diferències entre SaaS, PaaS i IaaS.</text:p>
        </text:list-item>
      </text:list>
      <text:p text:style-name="P2"><text:tab/></text:p>
      <text:list xml:id="list165532641016113" text:continue-numbering="true" text:style-name="LS1">
        <text:list-item>
          <text:p text:style-name="P5">Per a treballar amb un ERP al núvol, cal necessàriament la modalitat SaaS?</text:p>
        </text:list-item>
      </text:list>
      <text:p text:style-name="P1"><text:s/><text:tab/></text:p>
      <text:list xml:id="list165532848509012" text:continue-numbering="true" text:style-name="LS1">
        <text:list-item>
          <text:p text:style-name="P5">Explica els principals avantatges i inconvenients que pot tenir per a una empresa fer servir un ERP en la modalitat de SaaS.</text:p>
        </text:list-item>
      </text:list>
      <text:p text:style-name="P2"><text:tab/></text:p>
      <text:list xml:id="list165533959992629" text:continue-numbering="true" text:style-name="LS1">
        <text:list-item>
          <text:p text:style-name="P5"><text:soft-page-break/>Les empreses de desenvolupament de software que ofereixen ERPs com a software lliure, d'on treuen els seus beneficis, és a dir, quin és el seu model de negoci si no cobren per la llicència del software que desenvolupen?</text:p>
        </text:list-item>
      </text:list>
      <text:p text:style-name="P1"><text:tab/><text:span text:style-name="T6">Obtienen sus beneficios brindando servicio de mantenimiento y administracion del <text:tab/>ERP.</text:span></text:p>
      <text:list xml:id="list165534187027865" text:continue-numbering="true" text:style-name="LS1">
        <text:list-item>
          <text:p text:style-name="P5">Busca <text:tab/>ofertes de treball en què es demanin coneixements d'algun ERP. Fes una llista amb al menys 3 de diferents ERPs. De cada oferta has d'indicar on l'has trobat, l'ERP que es demana, els coneixements que es demanen, les funcions assignades i el sou que s'ofereix.</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text-properties fo:color="#666666" fo:language="es" fo:country="ES"/>
    </style:style>
    <style:page-layout style:name="Mpm1">
      <style:page-layout-properties fo:page-width="21.006cm" fo:page-height="29.693cm" style:num-format="1" style:print-orientation="portrait" fo:margin-top="1.249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page-layout>
  </office:automatic-styles>
  <office:master-styles>
    <style:master-page style:name="Standard" style:page-layout-name="Mpm1">
      <style:header>
        <text:p text:style-name="MP1">DAM - M10 Sistemes de gestió empresarial<text:tab/><text:tab/> <text:s/>UF1 - Sistemes ERP-CRM. Implantació</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Windows_x86 LibreOffice_project/31dd62db80d4e60af04904455ec9c9219178d620</meta:generator>
    <dc:title/>
    <meta:initial-creator/>
    <meta:editing-cycles>12</meta:editing-cycles>
    <dc:date>2016-09-23T16:55:32.399000000</dc:date>
    <meta:editing-duration>PT38M26S</meta:editing-duration>
    <meta:document-statistic meta:table-count="0" meta:image-count="0" meta:object-count="0" meta:page-count="2" meta:paragraph-count="29" meta:word-count="494" meta:character-count="3029" meta:non-whitespace-character-count="2551"/>
  </office:meta>
</office:document-meta>
</file>